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.5cm" svg:x="1cm" svg:y="1cm">
          <text:p text:style-name="P1">Assess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.5cm" svg:x="1cm" svg:y="3.5cm">
          <text:p text:style-name="P1">External Convers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1.5cm" svg:x="1cm" svg:y="6cm">
          <text:p text:style-name="P1">Internal Convers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1.5cm" svg:x="11.5cm" svg:y="3.5cm"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cm" svg:height="1.5cm" svg:x="11.5cm" svg:y="6cm">
          <text:p text:style-name="P1">Monitor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1.5cm" svg:x="11.5cm" svg:y="1cm">
          <text:p text:style-name="P1">Project Manage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2T23:01:12</dc:date>
    <meta:editing-cycles>6</meta:editing-cycles>
    <meta:editing-duration>PT37M5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